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P3" style:family="paragraph" style:parent-style-name="Standard">
      <style:paragraph-properties fo:break-before="auto" fo:line-height="115%" fo:border-bottom="#808080 0.053cm solid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P10" style:family="paragraph" style:parent-style-name="Standard">
      <style:paragraph-properties fo:break-before="auto" fo:text-indent="1.27cm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fo:text-indent="1.27cm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text-indent="1.27cm" fo:line-height="115%" fo:border-bottom="#808080 0.053cm solid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>
      <style:text-properties fo:font-style="italic" style:font-style-asian="italic" style:font-style-complex="italic"/>
    </style:style>
    <style:style style:name="T16_5" style:family="text">
      <style:text-properties fo:font-style="italic" style:font-style-asian="italic" style:font-style-complex="italic"/>
    </style:style>
    <style:style style:name="T16_6" style:family="text">
      <style:text-properties fo:font-style="italic" style:font-style-asian="italic" style:font-style-complex="italic"/>
    </style:style>
    <style:style style:name="T16_7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>
      <style:text-properties fo:font-style="italic" style:font-style-asian="italic" style:font-style-complex="italic"/>
    </style:style>
    <style:style style:name="T17_5" style:family="text">
      <style:text-properties fo:font-style="italic" style:font-style-asian="italic" style:font-style-complex="italic"/>
    </style:style>
    <style:style style:name="T17_6" style:family="text">
      <style:text-properties fo:font-style="italic" style:font-style-asian="italic" style:font-style-complex="italic"/>
    </style:style>
    <style:style style:name="T17_7" style:family="text"/>
    <style:style style:name="T17_8" style:family="text">
      <style:text-properties fo:font-style="italic" style:font-style-asian="italic" style:font-style-complex="italic"/>
    </style:style>
    <style:style style:name="T17_9" style:family="text">
      <style:text-properties fo:font-style="italic" style:font-style-asian="italic" style:font-style-complex="italic"/>
    </style:style>
    <style:style style:name="T17_10" style:family="text">
      <style:text-properties fo:font-style="italic" style:font-style-asian="italic" style:font-style-complex="italic"/>
    </style:style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ate</text:span><text:span text:style-name="T1_2">:</text:span><text:span text:style-name="T1_3"><text:s/>2014-08-22</text:span></text:p>
      <text:p text:style-name="P2"><text:span text:style-name="T2_1">Meeting</text:span><text:span text:style-name="T2_2">:</text:span><text:span text:style-name="T2_3"><text:s/>29</text:span></text:p>
      <text:p text:style-name="P3"><text:span text:style-name="T3_1">Subject</text:span><text:span text:style-name="T3_2">:</text:span><text:span text:style-name="T3_3"><text:s/></text:span><text:span text:style-name="T3_4">Python</text:span><text:span text:style-name="T3_5"><text:s/>-<text:s/></text:span><text:span text:style-name="T3_6">read</text:span><text:span text:style-name="T3_7"><text:s/></text:span><text:span text:style-name="T3_8">and</text:span><text:span text:style-name="T3_9"><text:s/></text:span><text:span text:style-name="T3_10">process</text:span><text:span text:style-name="T3_11"><text:s/></text:span><text:span text:style-name="T3_12">a</text:span><text:span text:style-name="T3_13"><text:s/></text:span><text:span text:style-name="T3_14">sample</text:span><text:span text:style-name="T3_15"><text:s/></text:span><text:span text:style-name="T3_16">data</text:span><text:span text:style-name="T3_17"><text:s/></text:span><text:span text:style-name="T3_18">file</text:span></text:p>
      <text:p text:style-name="P4"/>
      <text:p text:style-name="P5"><text:span text:style-name="T5_1">Agenda</text:span><text:span text:style-name="T5_2">:</text:span></text:p>
      <text:p text:style-name="P6"/>
      <text:p text:style-name="P7"><text:span text:style-name="T7_1">1.<text:s/></text:span><text:span text:style-name="T7_2">Update</text:span><text:span text:style-name="T7_3"><text:s/></text:span><text:span text:style-name="T7_4">on</text:span><text:span text:style-name="T7_5"><text:s/></text:span><text:span text:style-name="T7_6">Google</text:span><text:span text:style-name="T7_7"><text:s/></text:span><text:span text:style-name="T7_8">Drive</text:span><text:span text:style-name="T7_9"><text:s/></text:span><text:span text:style-name="T7_10">reorganization</text:span><text:span text:style-name="T7_11"><text:s/></text:span><text:span text:style-name="T7_12">and</text:span><text:span text:style-name="T7_13"><text:s/></text:span><text:span text:style-name="T7_14">creating</text:span><text:span text:style-name="T7_15"><text:s/></text:span><text:span text:style-name="T7_16">a</text:span><text:span text:style-name="T7_17"><text:s/></text:span><text:span text:style-name="T7_18">GitHub</text:span><text:span text:style-name="T7_19"><text:s/></text:span><text:span text:style-name="T7_20">site</text:span><text:span text:style-name="T7_21"><text:s/></text:span><text:span text:style-name="T7_22">for</text:span><text:span text:style-name="T7_23"><text:s/></text:span><text:span text:style-name="T7_24">the</text:span><text:span text:style-name="T7_25"><text:s/></text:span><text:span text:style-name="T7_26">group</text:span><text:span text:style-name="T7_27">.</text:span></text:p>
      <text:p text:style-name="P8"/>
      <text:p text:style-name="P9"><text:span text:style-name="T9_1">2.<text:s/></text:span><text:span text:style-name="T9_2">Improve</text:span><text:span text:style-name="T9_3"><text:s/></text:span><text:span text:style-name="T9_4">the</text:span><text:span text:style-name="T9_5"><text:s/></text:span><text:span text:style-name="T9_6">python</text:span><text:span text:style-name="T9_7"><text:s/></text:span><text:span text:style-name="T9_8">script</text:span><text:span text:style-name="T9_9"><text:s/></text:span><text:span text:style-name="T9_10">that</text:span><text:span text:style-name="T9_11"><text:s/></text:span><text:span text:style-name="T9_12">reads</text:span><text:span text:style-name="T9_13"><text:s/></text:span><text:span text:style-name="T9_14">and</text:span><text:span text:style-name="T9_15"><text:s/></text:span><text:span text:style-name="T9_16">processes</text:span><text:span text:style-name="T9_17"><text:s/></text:span><text:span text:style-name="T9_18">a</text:span><text:span text:style-name="T9_19"><text:s/></text:span><text:span text:style-name="T9_20">sample</text:span><text:span text:style-name="T9_21"><text:s/></text:span><text:span text:style-name="T9_22">data</text:span><text:span text:style-name="T9_23"><text:s/></text:span><text:span text:style-name="T9_24">file</text:span></text:p>
      <text:p text:style-name="P10"><text:span text:style-name="T10_1">a</text:span><text:span text:style-name="T10_2">.<text:s/></text:span><text:span text:style-name="T10_3">Write</text:span><text:span text:style-name="T10_4"><text:s/></text:span><text:span text:style-name="T10_5">a</text:span><text:span text:style-name="T10_6"><text:s/></text:span><text:span text:style-name="T10_7">for</text:span><text:span text:style-name="T10_8"><text:s/></text:span><text:span text:style-name="T10_9">loop</text:span><text:span text:style-name="T10_10"><text:s/></text:span><text:span text:style-name="T10_11">to</text:span><text:span text:style-name="T10_12"><text:s/></text:span><text:span text:style-name="T10_13">handle</text:span><text:span text:style-name="T10_14"><text:s/></text:span><text:span text:style-name="T10_15">multiple</text:span><text:span text:style-name="T10_16"><text:s/></text:span><text:span text:style-name="T10_17">data</text:span><text:span text:style-name="T10_18"><text:s/></text:span><text:span text:style-name="T10_19">files</text:span></text:p>
      <text:p text:style-name="P11"><text:span text:style-name="T11_1">b</text:span><text:span text:style-name="T11_2">.<text:s/></text:span><text:span text:style-name="T11_3">Introduce</text:span><text:span text:style-name="T11_4"><text:s/></text:span><text:span text:style-name="T11_5">and</text:span><text:span text:style-name="T11_6"><text:s/></text:span><text:span text:style-name="T11_7">write</text:span><text:span text:style-name="T11_8"><text:s/></text:span><text:span text:style-name="T11_9">functions</text:span><text:span text:style-name="T11_10"><text:s/></text:span></text:p>
      <text:p text:style-name="P12"/>
      <text:p text:style-name="P13"/>
      <text:p text:style-name="P14"><text:span text:style-name="T14_1">Notes</text:span><text:span text:style-name="T14_2">:</text:span></text:p>
      <text:list text:style-name="LS1" xml:id="list0">
        <text:list-item>
          <text:p text:style-name="P15"><text:span text:style-name="T15_1">Unix</text:span><text:span text:style-name="T15_2"><text:s/></text:span><text:span text:style-name="T15_3">command</text:span><text:span text:style-name="T15_4"><text:s/></text:span><text:span text:style-name="T15_5">review</text:span><text:span text:style-name="T15_6"><text:s/></text:span><text:span text:style-name="T15_7">for</text:span><text:span text:style-name="T15_8"><text:s/></text:span><text:span text:style-name="T15_9">moving</text:span><text:span text:style-name="T15_10"><text:s/></text:span><text:span text:style-name="T15_11">files</text:span><text:span text:style-name="T15_12"><text:s/></text:span><text:span text:style-name="T15_13">into</text:span><text:span text:style-name="T15_14"><text:s/></text:span><text:span text:style-name="T15_15">a</text:span><text:span text:style-name="T15_16"><text:s/></text:span><text:span text:style-name="T15_17">new</text:span><text:span text:style-name="T15_18"><text:s/></text:span><text:span text:style-name="T15_19">directory</text:span><text:span text:style-name="T15_20">:</text:span></text:p>
        </text:list-item>
      </text:list>
      <text:p text:style-name="P16"><text:span text:style-name="T16_1"><text:tab/><text:tab/></text:span><text:span text:style-name="T16_2">mkdir</text:span><text:span text:style-name="T16_3"><text:s/>&lt;</text:span><text:span text:style-name="T16_4">directory</text:span><text:span text:style-name="T16_5"><text:s/></text:span><text:span text:style-name="T16_6">name</text:span><text:span text:style-name="T16_7">&gt;</text:span></text:p>
      <text:p text:style-name="P17"><text:span text:style-name="T17_1"><text:tab/><text:tab/></text:span><text:span text:style-name="T17_2">mv</text:span><text:span text:style-name="T17_3"><text:s/>&lt;</text:span><text:span text:style-name="T17_4">file</text:span><text:span text:style-name="T17_5"><text:s/></text:span><text:span text:style-name="T17_6">name</text:span><text:span text:style-name="T17_7">&gt;<text:s/>&lt;</text:span><text:span text:style-name="T17_8">directory</text:span><text:span text:style-name="T17_9"><text:s/></text:span><text:span text:style-name="T17_10">name</text:span><text:span text:style-name="T17_11">&gt;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